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8cd0" officeooo:paragraph-rsid="00188cd0"/>
    </style:style>
    <style:style style:name="P2" style:family="paragraph" style:parent-style-name="Standard">
      <style:paragraph-properties fo:text-align="center" style:justify-single-word="false"/>
      <style:text-properties fo:font-size="15pt" officeooo:rsid="00188cd0" officeooo:paragraph-rsid="00188cd0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88cd0" officeooo:paragraph-rsid="00188cd0" style:font-size-asian="13.1000003814697pt" style:font-size-complex="15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8cd0" officeooo:paragraph-rsid="00188cd0" style:font-weight-asian="bold" style:font-weight-complex="bold"/>
    </style:style>
    <style:style style:name="P5" style:family="paragraph" style:parent-style-name="Header">
      <style:text-properties officeooo:rsid="00188cd0" officeooo:paragraph-rsid="00188c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kt C++</text:p>
      <text:p text:style-name="P1"/>
      <text:p text:style-name="P1">Jakub Czarnecki</text:p>
      <text:p text:style-name="P1"/>
      <text:p text:style-name="P1">Raport nr: 3</text:p>
      <text:p text:style-name="P1"/>
      <text:p text:style-name="P2">Co zostało zmienione od oddania prototypu.</text:p>
      <text:p text:style-name="P2"/>
      <text:p text:style-name="P3">- Dodane zostało pojawianie się żetonu z bonusem, który zmienia swoją pozycję losowo co 8 sekund, oraz możliwość zebrania bonusu, po zebraniu bonusu jego pozycja również jest zmieniana na inn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88cd0" officeooo:paragraph-rsid="00188c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1.01.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46:35.186000000</meta:creation-date>
    <dc:date>2018-01-11T16:51:31.970000000</dc:date>
    <meta:editing-duration>PT5M</meta:editing-duration>
    <meta:editing-cycles>1</meta:editing-cycles>
    <meta:document-statistic meta:table-count="0" meta:image-count="0" meta:object-count="0" meta:page-count="1" meta:paragraph-count="6" meta:word-count="44" meta:character-count="283" meta:non-whitespace-character-count="245"/>
    <meta:generator>LibreOffice/5.4.2.2$Windows_x86 LibreOffice_project/22b09f6418e8c2d508a9eaf86b2399209b0990f4</meta:generator>
  </office:meta>
</office:document-meta>
</file>